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color="#ff0000" fo:font-weight="bold" style:font-weight-asian="bold"/>
    </style:style>
    <style:style style:name="P3" style:family="paragraph" style:parent-style-name="Standard">
      <style:paragraph-properties fo:orphans="0" fo:widows="0"/>
      <style:text-properties fo:font-weight="bold" style:font-weight-asian="bold"/>
    </style:style>
    <style:style style:name="P4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6">
      <style:paragraph-properties fo:margin-left="1in" fo:margin-right="0in" fo:text-indent="-0.25in" style:auto-text-indent="false"/>
    </style:style>
    <style:style style:name="P15" style:family="paragraph" style:parent-style-name="Standard" style:list-style-name="WWNum4">
      <style:paragraph-properties fo:margin-left="1in" fo:margin-right="0in" fo:text-indent="-0.25in" style:auto-text-indent="false"/>
    </style:style>
    <style:style style:name="P16" style:family="paragraph" style:parent-style-name="Standard" style:list-style-name="WWNum2">
      <style:paragraph-properties fo:margin-left="1in" fo:margin-right="0in" fo:text-indent="-0.25in" style:auto-text-indent="false"/>
    </style:style>
    <style:style style:name="P17" style:family="paragraph" style:parent-style-name="Standard" style:list-style-name="WWNum4">
      <style:paragraph-properties fo:margin-left="1.5in" fo:margin-right="0in" fo:text-indent="-0.25in" style:auto-text-indent="false"/>
    </style:style>
    <style:style style:name="P18" style:family="paragraph" style:parent-style-name="Standard" style:master-page-name="Standard">
      <style:paragraph-properties fo:orphans="0" fo:widows="0" style:page-number="1"/>
    </style:style>
    <style:style style:name="P19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underline-style="none"/>
    </style:style>
    <style:style style:name="T11" style:family="text">
      <style:text-properties fo:color="#ff00ff" fo:font-style="italic" style:font-style-asian="italic"/>
    </style:style>
    <style:style style:name="T12" style:family="text">
      <style:text-properties fo:color="#4a86e8" fo:font-weight="bold" style:font-weight-asian="bold"/>
    </style:style>
    <style:style style:name="T13" style:family="text">
      <style:text-properties fo:color="#4a86e8"/>
    </style:style>
    <style:style style:name="T14" style:family="text">
      <style:text-properties fo:color="#4a86e8" style:text-underline-style="none"/>
    </style:style>
    <style:style style:name="T15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6" style:family="text">
      <style:text-properties fo:color="#1155cc" style:text-underline-style="solid" style:text-underline-width="auto" style:text-underline-color="font-color"/>
    </style:style>
    <style:style style:name="T17" style:family="text">
      <style:text-properties fo:font-size="18pt" fo:font-weight="bold" style:font-size-asian="18pt" style:font-weight-asian="bold" style:font-size-complex="18pt"/>
    </style:style>
    <style:style style:name="T18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LGCWDW <text:s/>- </text:span><text:span text:style-name="T2">????????? <text:s text:c="2"/></text:span></text:p>
      <text:p text:style-name="P1"><text:span text:style-name="T7">Colour key - </text:span><text:span text:style-name="T8">Venn</text:span><text:span text:style-name="T7"> </text:span><text:span text:style-name="T12">Pedro </text:span><text:span text:style-name="T3">Jill</text:span></text:p>
      <text:p text:style-name="P2"/>
      <text:p text:style-name="P1"><text:span text:style-name="T7">The Jill</text:span></text:p>
      <text:p text:style-name="P1"><text:a xlink:type="simple" xlink:href="https://meet.jit.si/jordan9000#config.disableAP=true&amp;config.disableAEC=true&amp;config.disableAGC=true" text:style-name="ListLabel_20_91" text:visited-style-name="ListLabel_20_91"><text:span text:style-name="T15">https://meet.jit.si/jordan9000#config.disableAP=true&amp;config.disableAEC=true&amp;config.disableAGC=true</text:span></text:a></text:p>
      <text:p text:style-name="P3"/>
      <text:p text:style-name="P1"><text:span text:style-name="T7">The Pedro </text:span></text:p>
      <text:p text:style-name="P1"><text:a xlink:type="simple" xlink:href="https://meet.jit.si/pedro9000#config.disableAP=true&amp;config.disableAEC=true&amp;config.disableAGC=true" text:style-name="ListLabel_20_91" text:visited-style-name="ListLabel_20_91"><text:span text:style-name="T15">https://meet.jit.si/pedro9000#config.disableAP=true&amp;config.disableAEC=true&amp;config.disableAGC=true</text:span></text:a></text:p>
      <text:p text:style-name="P2"/>
      <text:p text:style-name="P1"><draw:rect text:anchor-type="as-char" style:rel-width="100%" draw:z-index="0" draw:style-name="gr1" draw:text-style-name="P19" svg:width="0.0012in" svg:height="0.0213in"><text:p/></draw:rect></text:p>
      <text:p text:style-name="Standard">News</text:p>
      <text:p text:style-name="Standard">Plugs</text:p>
      <text:p text:style-name="Standard">Pi</text:p>
      <text:p text:style-name="Standard">Feedback</text:p>
      <text:p text:style-name="Standard"><draw:rect text:anchor-type="as-char" style:rel-width="100%" draw:z-index="1" draw:style-name="gr1" draw:text-style-name="P19" svg:width="0.0012in" svg:height="0.0213in"><text:p/></draw:rect></text:p>
      <text:p text:style-name="P1"><text:span text:style-name="T4">Patreons:</text:span><text:span text:style-name="T17"> Post story suggestions </text:span><text:span text:style-name="T18">HAR</text:span><text:span text:style-name="T19">!</text:span></text:p>
      <text:p text:style-name="P1"><text:span text:style-name="T7">1.</text:span></text:p>
      <text:p text:style-name="P1"><text:span text:style-name="T7">2.</text:span></text:p>
      <text:p text:style-name="P1"><text:span text:style-name="T7">3.</text:span></text:p>
      <text:p text:style-name="P1"><text:span text:style-name="T7">4.</text:span></text:p>
      <text:p text:style-name="P1"><text:soft-page-break/><text:span text:style-name="T7">5.</text:span></text:p>
      <text:p text:style-name="P1"><draw:rect text:anchor-type="as-char" style:rel-width="100%" draw:z-index="2" draw:style-name="gr1" draw:text-style-name="P19" svg:width="0.0012in" svg:height="0.0213in"><text:p/></draw:rect></text:p>
      <text:p text:style-name="Standard"><text:span text:style-name="T2">Rundown: You know the drill </text:span></text:p>
      <text:p text:style-name="Standard"/>
      <text:p text:style-name="Standard"/>
      <text:p text:style-name="P3"/>
      <text:p text:style-name="P1"><draw:rect text:anchor-type="as-char" style:rel-width="100%" draw:z-index="3" draw:style-name="gr1" draw:text-style-name="P19" svg:width="0.0012in" svg:height="0.0213in"><text:p/></draw:rect></text:p>
      <text:p text:style-name="P1"><text:span text:style-name="T7">What we’re up to :</text:span></text:p>
      <text:p text:style-name="P1"><text:span text:style-name="T7">V - I’m waiting to order a 2060. AMD did not change my mind. </text:span></text:p>
      <text:p text:style-name="P1"><text:span text:style-name="T7">J - <text:s/>Just spent 3 days at Disneyland over the last week, and am looking forward to the Star Wars: Galaxy's Edge to open. <text:s/>The computer graphics used on the new rides are created in Linux. </text:span></text:p>
      <text:p text:style-name="P1"><text:span text:style-name="T7">P - </text:span></text:p>
      <text:p text:style-name="Standard"><draw:rect text:anchor-type="as-char" style:rel-width="100%" draw:z-index="4" draw:style-name="gr1" draw:text-style-name="P19" svg:width="0.0012in" svg:height="0.0213in"><text:p/></draw:rect></text:p>
      <text:p text:style-name="Standard">News</text:p>
      <text:p text:style-name="Standard"/>
      <text:p text:style-name="Standard"><text:span text:style-name="T12">Free Vidia</text:span></text:p>
      <text:p text:style-name="Standard"><text:a xlink:type="simple" xlink:href="https://blogs.nvidia.com/blog/2019/01/06/g-sync-displays-ces/" text:style-name="ListLabel_20_92" text:visited-style-name="ListLabel_20_92"><text:span text:style-name="T16">https://blogs.nvidia.com/blog/2019/01/06/g-sync-displays-ces/</text:span></text:a></text:p>
      <text:p text:style-name="Standard"><text:a xlink:type="simple" xlink:href="https://www.eurogamer.net/articles/digitalfoundry-2019-01-07-nvidia-adds-g-sync-support-to-some-freesync-gaming-monitors-7030" text:style-name="ListLabel_20_92" text:visited-style-name="ListLabel_20_92"><text:span text:style-name="T16">https://www.eurogamer.net/articles/digitalfoundry-2019-01-07-nvidia-adds-g-sync-support-to-some-freesync-gaming-monitors-7030</text:span></text:a></text:p>
      <text:list xml:id="list3449519486" text:style-name="WWNum10">
        <text:list-item>
          <text:p text:style-name="P4"><text:span text:style-name="T9">Just in time for Linux 5.0-rc1 enabling freesync support.</text:span></text:p>
        </text:list-item>
        <text:list-item>
          <text:p text:style-name="P4"><text:span text:style-name="T5">It was nice to hear this news unveiled at CES.</text:span></text:p>
        </text:list-item>
        <text:list-item>
          <text:p text:style-name="P4"><text:span text:style-name="T5">Wow, now one of my 30” gaming monitors that is FreeSync compatible might actually work with G-Sync! </text:span></text:p>
        </text:list-item>
        <text:list-item>
          <text:p text:style-name="P4"><text:span text:style-name="T13">My 3840 monitor has Freesync, that would certainly be nice to see!</text:span></text:p>
        </text:list-item>
        <text:list-item>
          <text:p text:style-name="P4"><text:soft-page-break/><text:span text:style-name="T13">I do like NVidia’s approach of “Even if your monitor is not officially supported, you can still turn on the functionality and have at.”</text:span></text:p>
        </text:list-item>
        <text:list-item>
          <text:p text:style-name="P4"><text:span text:style-name="T13">Remains to be seen how long until their drivers can handle it on the Linux.</text:span></text:p>
        </text:list-item>
        <text:list-item>
          <text:p text:style-name="P4"><text:span text:style-name="T9">I’ve seen people experimenting with non-approved freesync monitors and it wasn’t pretty. </text:span></text:p>
        </text:list-item>
        <text:list-item>
          <text:p text:style-name="P4"><text:span text:style-name="T9">A lot of this has to do with Freesync being thrown on just about anything even if it’s only capable of 50-90. </text:span></text:p>
        </text:list-item>
      </text:list>
      <text:p text:style-name="Standard"/>
      <text:p text:style-name="Standard"><text:span text:style-name="T9">XFCE 4.14 soon ™ </text:span></text:p>
      <text:p text:style-name="Standard"><text:a xlink:type="simple" xlink:href="https://bluesabre.org/2019/01/02/xfce-xubuntu-2018-year-in-review/" text:style-name="ListLabel_20_92" text:visited-style-name="ListLabel_20_92"><text:span text:style-name="T16">https://bluesabre.org/2019/01/02/xfce-xubuntu-2018-year-in-review/</text:span></text:a></text:p>
      <text:list xml:id="list1706200222" text:style-name="WWNum6">
        <text:list-item>
          <text:p text:style-name="P5"><text:span text:style-name="T9">Look out for Xfce 4.14, they’re so close!</text:span></text:p>
        </text:list-item>
        <text:list-item>
          <text:p text:style-name="P5"><text:span text:style-name="T9">Should see it no later than Q3 2137. </text:span></text:p>
        </text:list-item>
        <text:list-item>
          <text:p text:style-name="P5"><text:span text:style-name="T9">As much as the community (myself included) enjoy giving XFCE a good ribbing about their glacier pace, progress is indeed being made toward 4.14.</text:span></text:p>
        </text:list-item>
        <text:list-item>
          <text:p text:style-name="P5"><text:span text:style-name="T9">2018 was mostly about bug fixes and polish.</text:span></text:p>
        </text:list-item>
        <text:list-item>
          <text:p text:style-name="P5"><text:span text:style-name="T9">Stuff like that does not make for sexy headlines but is one of the reasons I use XFCE.</text:span></text:p>
        </text:list-item>
        <text:list-item>
          <text:p text:style-name="P5"><text:span text:style-name="T9">They don't release half-baked junk with a bit of eye candy tacked on to impress the lowest common denominator.</text:span></text:p>
        </text:list-item>
        <text:list-item>
          <text:p text:style-name="P5"><text:span text:style-name="T13">Thunar still needs a bit more functionality.</text:span></text:p>
          <text:list>
            <text:list-item>
              <text:p text:style-name="P14"><text:span text:style-name="T9">You want it to do more than manage files, don’t ya?</text:span></text:p>
            </text:list-item>
          </text:list>
        </text:list-item>
        <text:list-item>
          <text:p text:style-name="P5"><text:span text:style-name="T13">I’m not asking for much, just the ability to have different views per folder without having to keep changing that setting.</text:span></text:p>
        </text:list-item>
        <text:list-item>
          <text:p text:style-name="P5"><text:span text:style-name="T5">I have been really impressed with the recent cadence of updates that Xfce has had in the last year, and that we have been able to cover them regularly on LWDW.</text:span></text:p>
          <text:list>
            <text:list-item>
              <text:p text:style-name="P14"><text:span text:style-name="T5">A new display profiles menu in the Xfce Display Settings panel</text:span></text:p>
            </text:list-item>
            <text:list-item>
              <text:p text:style-name="P14"><text:span text:style-name="T5">A new version of Catfish 1.4.6 was released, and not only is it used as the default file search app for Xfce but is now an Xfce Project!</text:span></text:p>
            </text:list-item>
            <text:list-item>
              <text:p text:style-name="P14"><text:span text:style-name="T5">Lots of visual improvements, including updated icon themes and a cleaner and more modern looking UI.</text:span></text:p>
            </text:list-item>
            <text:list-item>
              <text:p text:style-name="P14"><text:span text:style-name="T5">Lots of bug fixes.</text:span></text:p>
            </text:list-item>
          </text:list>
        </text:list-item>
        <text:list-item>
          <text:p text:style-name="P5"><text:soft-page-break/><text:span text:style-name="T9">However, there is something to be said about release dates. </text:span></text:p>
        </text:list-item>
      </text:list>
      <text:p text:style-name="Standard"/>
      <text:p text:style-name="Standard"><text:span text:style-name="T3">GIMP and GEGL in 2018</text:span></text:p>
      <text:p text:style-name="Standard"><text:a xlink:type="simple" xlink:href="https://www.gimp.org/news/2019/01/02/gimp-and-gegl-in-2018/" text:style-name="ListLabel_20_92" text:visited-style-name="ListLabel_20_92"><text:span text:style-name="T16">https://www.gimp.org/news/2019/01/02/gimp-and-gegl-in-2018/</text:span></text:a></text:p>
      <text:list xml:id="list587504331" text:style-name="WWNum4">
        <text:list-item>
          <text:p text:style-name="P6"><text:span text:style-name="T13">That’s great but I’d like to direct these following words at distro maintainers.</text:span></text:p>
        </text:list-item>
        <text:list-item>
          <text:p text:style-name="P6"><text:span text:style-name="T13">Can we get gimp 2.10 by default now? Please?!</text:span></text:p>
        </text:list-item>
        <text:list-item>
          <text:p text:style-name="P6"><text:span text:style-name="T13">How are people supposed to provide feedback if they have to go out of their way to install it?</text:span></text:p>
          <text:list>
            <text:list-item>
              <text:p text:style-name="P15"><text:span text:style-name="T9">Compile it from source, scrub. </text:span></text:p>
            </text:list-item>
          </text:list>
        </text:list-item>
        <text:list-item>
          <text:p text:style-name="P6"><text:span text:style-name="T13">To be fair, this is mostly directed at the ‘Buntus.</text:span></text:p>
        </text:list-item>
        <text:list-item>
          <text:p text:style-name="P6"><text:span text:style-name="T5">GIMP and GEGL have made great progress in 2018. <text:s/>Pat David and his team have done an incredible job with the release of GIMP 2.10 last April and the many updates to GIMP this last year!</text:span></text:p>
          <text:list>
            <text:list-item>
              <text:p text:style-name="P15"><text:span text:style-name="T5">Updated user interface, high bit depth support, multi-threading, GPU-side processing, linear color space workflow, revamped color management, new transformation tools, new interface themes, and a more streamlined file dialog filter just to name a few.</text:span></text:p>
            </text:list-item>
          </text:list>
        </text:list-item>
        <text:list-item>
          <text:p text:style-name="P6"><text:span text:style-name="T5">And in the coming year, these are a few of the updates that I am very excited about:</text:span></text:p>
          <text:list>
            <text:list-item>
              <text:p text:style-name="P15"><text:span text:style-name="T5">GIMP 3.0 will be relying on GTK3.</text:span></text:p>
            </text:list-item>
            <text:list-item>
              <text:p text:style-name="P15"><text:span text:style-name="T5">CMYK is now a first-class citizen in GEGL and will be more fully implemented in GIMP.</text:span></text:p>
            </text:list-item>
            <text:list-item>
              <text:p text:style-name="P15"><text:span text:style-name="T5">A GIMP extension repository will be added in the future to easily install plugins and effects.</text:span></text:p>
            </text:list-item>
            <text:list-item>
              <text:p text:style-name="P15"><text:span text:style-name="T5">More animation support improvements via the ZeMarmot project, which is working on the first feature-length 2D animation film fully produced with free software, including the GIMP, Blender, Ardour etc.</text:span></text:p>
              <text:list>
                <text:list-item>
                  <text:p text:style-name="P17"><text:span text:style-name="T5">And if you donate via Patreon to the ZeMarmot movie project you get your name in the credits of the movie. <text:s/></text:span></text:p>
                </text:list-item>
              </text:list>
            </text:list-item>
            <text:list-item>
              <text:p text:style-name="P15"><text:span text:style-name="T9">Looking for contributors to help with Usability, User manual, User interface translations, Tutorials, and Programming. </text:span></text:p>
            </text:list-item>
          </text:list>
        </text:list-item>
      </text:list>
      <text:p text:style-name="Standard"/>
      <text:p text:style-name="Standard"><text:span text:style-name="T12">Behind the WINE</text:span></text:p>
      <text:p text:style-name="Standard"><text:a xlink:type="simple" xlink:href="https://www.codeweavers.com/about/blogs/aeikum/2019/1/3/working-on-wine-part-1-the-wine-ecosystem" text:style-name="ListLabel_20_92" text:visited-style-name="ListLabel_20_92"><text:span text:style-name="T16">https://www.codeweavers.com/about/blogs/aeikum/2019/1/3/working-on-wine-part-1-the-wine-ecosystem</text:span></text:a></text:p>
      <text:list xml:id="list2104462609" text:style-name="WWNum7">
        <text:list-item>
          <text:p text:style-name="P7"><text:soft-page-break/><text:span text:style-name="T13">Part 1 and 2 are already available.</text:span></text:p>
        </text:list-item>
        <text:list-item>
          <text:p text:style-name="P7"><text:span text:style-name="T13">Very nicely written, even if I do take issue with the use of the word canonical in its literal and literary sense in a Linux context.</text:span></text:p>
        </text:list-item>
        <text:list-item>
          <text:p text:style-name="P7"><text:span text:style-name="T13">My first reaction was to shout that Shuttleworth had nothing to do with this.</text:span></text:p>
        </text:list-item>
        <text:list-item>
          <text:p text:style-name="P7"><text:span text:style-name="T5">I am definitely going to give this link to Linux noobs, developers and my students!</text:span></text:p>
        </text:list-item>
        <text:list-item>
          <text:p text:style-name="P7"><text:span text:style-name="T9">Part 1 does a good job explaining what WINE is and like the adult beverage it comes in many flavours. </text:span></text:p>
        </text:list-item>
        <text:list-item>
          <text:p text:style-name="P7"><text:span text:style-name="T9">Part 2 covers acquiring &amp; building the beast and part 3 will go into using WINE as a developer. </text:span></text:p>
        </text:list-item>
        <text:list-item>
          <text:p text:style-name="P7"><text:span text:style-name="T9">Proton even get a mention. </text:span></text:p>
        </text:list-item>
      </text:list>
      <text:p text:style-name="Standard"/>
      <text:p text:style-name="Standard"><text:span text:style-name="T3">Hi 5</text:span></text:p>
      <text:p text:style-name="Standard"><text:a xlink:type="simple" xlink:href="https://www.zdnet.com/article/linux-5-is-on-the-way/" text:style-name="ListLabel_20_92" text:visited-style-name="ListLabel_20_92"><text:span text:style-name="T16">https://www.zdnet.com/article/linux-5-is-on-the-way/</text:span></text:a></text:p>
      <text:list xml:id="list3127161790" text:style-name="WWNum9">
        <text:list-item>
          <text:p text:style-name="P8"><text:span text:style-name="T5">Turns out we got an even better New Year’s present from Linus Torvalds. <text:s/></text:span></text:p>
        </text:list-item>
        <text:list-item>
          <text:p text:style-name="P8"><text:span text:style-name="T5">Linux Kernel 4.20 is now 5.0 because Linus “ran out of fingers and toes to count on.”</text:span></text:p>
        </text:list-item>
        <text:list-item>
          <text:p text:style-name="P8"><text:span text:style-name="T5">AMD has also seen some love in the form of tweaks to the handling of CPU microcode as well as the arrival of FreeSync.</text:span></text:p>
        </text:list-item>
        <text:list-item>
          <text:p text:style-name="P8"><text:span text:style-name="T9">Raspberry Pi Touch Display support, neat! </text:span></text:p>
        </text:list-item>
        <text:list-item>
          <text:p text:style-name="P8"><text:span text:style-name="T9">And a new terminal font that can be read at UHD. </text:span></text:p>
        </text:list-item>
        <text:list-item>
          <text:p text:style-name="P8"><text:span text:style-name="T13">Much like 3.20 before it, the major version number increased rather than having a 4.21.</text:span></text:p>
        </text:list-item>
      </text:list>
      <text:p text:style-name="Standard"/>
      <text:p text:style-name="Standard"><text:span text:style-name="T8">NOOOOoooooo</text:span></text:p>
      <text:p text:style-name="Standard"><text:a xlink:type="simple" xlink:href="https://lkml.org/lkml/2019/1/5/191" text:style-name="ListLabel_20_92" text:visited-style-name="ListLabel_20_92"><text:span text:style-name="T16">https://lkml.org/lkml/2019/1/5/191</text:span></text:a></text:p>
      <text:list xml:id="list1893898491" text:style-name="WWNum1">
        <text:list-item>
          <text:p text:style-name="P9"><text:span text:style-name="T9">Do we really need support for blinky RGB </text:span><text:span text:style-name="T11">bullsh*t </text:span><text:span text:style-name="T9">in the kernel?</text:span></text:p>
        </text:list-item>
        <text:list-item>
          <text:p text:style-name="P9"><text:span text:style-name="T5">There are a lot of RasPi projects for creating Holiday light displays, so this being a part of the Linux kernel will make that process much easier.</text:span><text:span text:style-name="T9"> </text:span></text:p>
        </text:list-item>
        <text:list-item>
          <text:p text:style-name="P9"><text:soft-page-break/><text:span text:style-name="T13">RGB drivers are also the brand spanking new attack vector for malware.</text:span></text:p>
        </text:list-item>
        <text:list-item>
          <text:p text:style-name="P9"><text:span text:style-name="T13">So I’m with Venn on this one!</text:span></text:p>
        </text:list-item>
        <text:list-item>
          <text:p text:style-name="P9"><text:span text:style-name="T13">May have to give it a shot on the Steambox, when the Fedora Vanilla Kernel repos have it.</text:span></text:p>
        </text:list-item>
      </text:list>
      <text:p text:style-name="Standard"/>
      <text:p text:style-name="Standard"><text:span text:style-name="T3">Hyundai Linux</text:span> </text:p>
      <text:p text:style-name="Standard"><text:a xlink:type="simple" xlink:href="https://www.iotevolutionworld.com/smart-transport/articles/440812-hyundai-joins-automotive-grade-linux-the-linux-foundation.htm" text:style-name="ListLabel_20_92" text:visited-style-name="ListLabel_20_92"><text:span text:style-name="T16">https://www.iotevolutionworld.com/smart-transport/articles/440812-hyundai-joins-automotive-grade-linux-the-linux-foundation.htm</text:span></text:a></text:p>
      <text:list xml:id="list852629444" text:style-name="WWNum2">
        <text:list-item>
          <text:p text:style-name="P10"><text:span text:style-name="T5">Hyundai joins Automotive Grade Linux and the Linux Foundation.</text:span></text:p>
        </text:list-item>
        <text:list-item>
          <text:p text:style-name="P10"><text:span text:style-name="T5">Hyundai now joins the likes of Jaguar, Land Rover, Nissan, Toyota, DENSO Corporation, Fujitsu, HARMAN, NVIDIA, Renesas, Samsung and Texas Instruments.</text:span></text:p>
        </text:list-item>
        <text:list-item>
          <text:p text:style-name="P10"><text:span text:style-name="T5">This announcement comes at the heels of the Automotive Grade Linux Linux Foundation convention in Las Vegas in conjunction with CES 2019!</text:span></text:p>
          <text:list>
            <text:list-item>
              <text:p text:style-name="P16"><text:span text:style-name="T5">This makes sense because CES is the 5th largest auto tech show in the world.</text:span></text:p>
            </text:list-item>
          </text:list>
        </text:list-item>
        <text:list-item>
          <text:p text:style-name="P10"><text:span text:style-name="T13">That adds Hyundai to the list of possible car makers to buy from, when I can afford it.</text:span></text:p>
        </text:list-item>
      </text:list>
      <text:p text:style-name="Standard"/>
      <text:p text:style-name="Standard"><text:span text:style-name="T12">NECUNOS NC_1 dev kits</text:span></text:p>
      <text:p text:style-name="Standard"><text:a xlink:type="simple" xlink:href="https://necunos.com/news/necunos-nc_1-and_ne_1-press-release/" text:style-name="ListLabel_20_92" text:visited-style-name="ListLabel_20_92"><text:span text:style-name="T16">https://necunos.com/news/necunos-nc_1-and_ne_1-press-release/</text:span></text:a></text:p>
      <text:list xml:id="list2758518424" text:style-name="WWNum5">
        <text:list-item>
          <text:p text:style-name="P11"><text:span text:style-name="T9">Development kits are now available for the FLOSS phone.</text:span></text:p>
        </text:list-item>
        <text:list-item>
          <text:p text:style-name="P11"><text:span text:style-name="T5">The Necunos NC_1 has no operating system installed, but will work with Plasma Mobile, postmarketOS, Maemo Leste, Nemo Mobile, or even LuneOS of WebOS ports!</text:span></text:p>
        </text:list-item>
        <text:list-item>
          <text:p text:style-name="P11"><text:span text:style-name="T5">Necunos NC_1 is an engineering unit and does not have a cellular modem or SIM-card slot.</text:span></text:p>
        </text:list-item>
        <text:list-item>
          <text:p text:style-name="P11"><text:span text:style-name="T13">I’m not sure giving people complete freedom, even for the OS development is a good way to start.</text:span></text:p>
        </text:list-item>
        <text:list-item>
          <text:p text:style-name="P11"><text:span text:style-name="T13">Mostly seeing as how, when confronted by all the different possibilities of Linux, people just freeze up and go back to Windows.</text:span></text:p>
        </text:list-item>
        <text:list-item>
          <text:p text:style-name="P11"><text:span text:style-name="T13">Many of these developer editions are just going to end up running Android like this.</text:span></text:p>
        </text:list-item>
        <text:list-item>
          <text:p text:style-name="P11"><text:span text:style-name="T9">1K+ dev kits are a non-starter. </text:span></text:p>
        </text:list-item>
        <text:list-item>
          <text:p text:style-name="P11"><text:soft-page-break/><text:span text:style-name="T9">I get the whole top-down security pitch but a 5” mobile with no sim the requires the user to roll their own. </text:span></text:p>
        </text:list-item>
        <text:list-item>
          <text:p text:style-name="P11"><text:span text:style-name="T9">I don’t think there will be a large enough market for these but would like to be proven wrong. </text:span></text:p>
        </text:list-item>
      </text:list>
      <text:p text:style-name="Standard"/>
      <text:p text:style-name="Standard"><text:span text:style-name="T9">Fire root and toot </text:span></text:p>
      <text:p text:style-name="Standard"><text:a xlink:type="simple" xlink:href="https://linuxgamecast.com/2019/01/a-hardware-thing-fire-hd-10-root-nova-launcher/" text:style-name="ListLabel_20_92" text:visited-style-name="ListLabel_20_92"><text:span text:style-name="T16">https://linuxgamecast.com/2019/01/a-hardware-thing-fire-hd-10-root-nova-launcher/</text:span></text:a></text:p>
      <text:list xml:id="list3452954352" text:style-name="WWNum8">
        <text:list-item>
          <text:p text:style-name="P12"><text:span text:style-name="T9">Open a can of root and wash away the Amazon weirdness. </text:span></text:p>
        </text:list-item>
        <text:list-item>
          <text:p text:style-name="P12"><text:span text:style-name="T9">Well, some of it. </text:span></text:p>
        </text:list-item>
        <text:list-item>
          <text:p text:style-name="P12"><text:span text:style-name="T9">I put this together since most guides start with “install this windows application” </text:span></text:p>
        </text:list-item>
        <text:list-item>
          <text:p text:style-name="P12"><text:span text:style-name="T9">This only works on the 10, Fire 8 &amp; 7 are their own little monsters. </text:span></text:p>
        </text:list-item>
      </text:list>
      <text:p text:style-name="Standard"><draw:rect text:anchor-type="as-char" style:rel-width="100%" draw:z-index="5" draw:style-name="gr1" draw:text-style-name="P19" svg:width="0.0012in" svg:height="0.0213in"><text:p/></draw:rect></text:p>
      <text:p text:style-name="Standard">Plugs</text:p>
      <text:p text:style-name="Standard"/>
      <text:p text:style-name="Standard">MrAmish (new)</text:p>
      <text:p text:style-name="Standard">Matthew F (new)</text:p>
      <text:p text:style-name="Standard"/>
      <text:p text:style-name="Standard">Studio tour video. </text:p>
      <text:p text:style-name="Standard"><draw:rect text:anchor-type="as-char" style:rel-width="100%" draw:z-index="6" draw:style-name="gr1" draw:text-style-name="P19" svg:width="0.0012in" svg:height="0.0213in"><text:p/></draw:rect></text:p>
      <text:p text:style-name="Standard">Slice of Pi</text:p>
      <text:p text:style-name="Standard"/>
      <text:p text:style-name="Standard">Pi 2019</text:p>
      <text:p text:style-name="Standard"><text:a xlink:type="simple" xlink:href="https://www.zdnet.com/pictures/the-best-raspberry-pi-alternatives-2019-edition/" text:style-name="ListLabel_20_92" text:visited-style-name="ListLabel_20_92"><text:span text:style-name="T16">https://www.zdnet.com/pictures/the-best-raspberry-pi-alternatives-2019-edition/</text:span></text:a></text:p>
      <text:list xml:id="list1485942290" text:style-name="WWNum3">
        <text:list-item>
          <text:p text:style-name="P13"><text:soft-page-break/><text:span text:style-name="T5">The VoCore2 made honorable mention. <text:s/>It is a coin-sized Linux computer that is totally open-source, and costs $20.</text:span></text:p>
        </text:list-item>
        <text:list-item>
          <text:p text:style-name="P13"><text:span text:style-name="T5">The BBC micro:bit I have been wanting to play with.</text:span></text:p>
        </text:list-item>
        <text:list-item>
          <text:p text:style-name="P13"><text:span text:style-name="T5">The OrangePi </text:span><text:a xlink:type="simple" xlink:href="http://www.orangepi.org" text:style-name="ListLabel_20_92" text:visited-style-name="ListLabel_20_92"><text:span text:style-name="T16">http://www.orangepi.org</text:span></text:a><text:span text:style-name="T5"> and BananaPi </text:span><text:a xlink:type="simple" xlink:href="http://www.banana-pi.org" text:style-name="ListLabel_20_92" text:visited-style-name="ListLabel_20_92"><text:span text:style-name="T16">http://www.banana-pi.org</text:span></text:a><text:span text:style-name="T5"> didn’t make the list.</text:span></text:p>
        </text:list-item>
        <text:list-item>
          <text:p text:style-name="P13"><text:a xlink:type="simple" xlink:href="https://beagleboard.org" text:style-name="ListLabel_20_92" text:visited-style-name="ListLabel_20_92"><text:span text:style-name="T16">https://beagleboard.org</text:span></text:a><text:span text:style-name="T5"> BeagleBone series and PocketBeagle are a few of my favs as well.</text:span></text:p>
        </text:list-item>
        <text:list-item>
          <text:p text:style-name="P13"><text:span text:style-name="T13">I take issue with the inclusion of a $360 LattePanda board in this list.</text:span></text:p>
        </text:list-item>
      </text:list>
      <text:p text:style-name="Standard"/>
      <text:p text:style-name="Standard"/>
      <text:p text:style-name="Standard"><draw:rect text:anchor-type="as-char" style:rel-width="100%" draw:z-index="7" draw:style-name="gr1" draw:text-style-name="P19" svg:width="0.0012in" svg:height="0.0213in"><text:p/></draw:rect></text:p>
      <text:p text:style-name="Standard">Feedback: Send us your Linux questions! </text:p>
      <text:p text:style-name="Standard"/>
      <text:p text:style-name="Standard">Dummy</text:p>
      <text:p text:style-name="Standard"><text:a xlink:type="simple" xlink:href="https://linuxgamecast.com/bradley/?Fdl8H81" text:style-name="ListLabel_20_92" text:visited-style-name="ListLabel_20_92"><text:span text:style-name="T16">https://linuxgamecast.com/bradley/?Fdl8H81</text:span></text:a></text:p>
      <text:p text:style-name="Standard"/>
      <text:p text:style-name="Standard">Hertz</text:p>
      <text:p text:style-name="Standard"><text:a xlink:type="simple" xlink:href="https://linuxgamecast.com/bradley/?4kLV6vK" text:style-name="ListLabel_20_92" text:visited-style-name="ListLabel_20_92"><text:span text:style-name="T16">https://linuxgamecast.com/bradley/?4kLV6vK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2" style:display-name="ListLabel 92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39" meta:word-count="1439" meta:character-count="8648" meta:non-whitespace-character-count="7376"/>
    <meta:generator>LibreOfficeDev/6.0.5.2$Linux_X86_64 LibreOffice_project/</meta:generator>
  </office:meta>
</office:document-meta>
</file>